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8F9B5A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688cm"/>
    </style:style>
    <style:style style:name="gr2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009900" fo:font-family="Arial" style:font-style-name="Italic" style:font-family-generic="swiss" style:font-pitch="variable" fo:font-size="72pt" style:font-size-asian="72pt" style:font-size-complex="72pt"/>
    </style:style>
    <style:style style:name="P2" style:family="paragraph">
      <style:paragraph-properties fo:text-align="center"/>
    </style:style>
    <style:style style:name="T1" style:family="text">
      <style:text-properties fo:color="#009900" fo:font-family="Ubuntu" style:font-style-name="Italic" style:font-family-generic="swiss" style:font-pitch="variable" fo:font-size="72pt" style:font-size-asian="72pt" style:font-size-complex="72pt"/>
    </style:style>
    <style:style style:name="T2" style:family="text">
      <style:text-properties fo:color="#009900" fo:font-family="'Poiret One'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4.424cm" svg:height="9.938cm" svg:x="11.7cm" svg:y="3.638cm">
          <draw:text-box>
            <text:p><text:span text:style-name="T1">Wisecraft</text:span></text:p>
            <text:p><text:span text:style-name="T2">MC Servers Ping App for Android</text:span></text:p>
          </draw:text-box>
        </draw:frame>
        <draw:frame draw:style-name="gr2" draw:text-style-name="P2" draw:layer="layout" svg:width="10.581cm" svg:height="10.581cm" svg:x="1.018cm" svg:y="3.529cm">
          <draw:image xlink:href="Pictures/1000020100000200000002008F9B5A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1cm" draw:shadow-offset-y="0.20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cc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.124cm" fo:page-height="17.6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4T21:21:14.87</meta:creation-date>
    <dc:date>2016-07-14T23:50:34.63</dc:date>
    <meta:editing-duration>PT7M8S</meta:editing-duration>
    <meta:editing-cycles>4</meta:editing-cycles>
    <meta:generator>OpenOffice/4.1.2$Win32 OpenOffice.org_project/412m3$Build-9782</meta:generator>
    <meta:document-statistic meta:object-count="2"/>
  </office:meta>
</office:document-meta>
</file>